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7" style:family="paragraph" style:parent-style-name="Standard">
      <style:paragraph-properties fo:text-align="justify" style:justify-single-word="false"/>
      <style:text-properties officeooo:paragraph-rsid="0015cc92"/>
    </style:style>
    <style:style style:name="P8" style:family="paragraph" style:parent-style-name="Standard">
      <style:paragraph-properties fo:text-align="justify" style:justify-single-word="false"/>
      <style:text-properties officeooo:paragraph-rsid="002244cd"/>
    </style:style>
    <style:style style:name="P9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10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1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2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3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14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15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e2f1" officeooo:paragraph-rsid="001acbc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805b" officeooo:paragraph-rsid="0012805b" style:font-weight-asian="bold" style:font-weight-complex="bold"/>
    </style:style>
    <style:style style:name="P18" style:family="paragraph" style:parent-style-name="Standard">
      <style:text-properties fo:font-weight="bold" officeooo:rsid="000f1c80" officeooo:paragraph-rsid="000f1c8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d06c" officeooo:paragraph-rsid="0012d06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d06c" officeooo:paragraph-rsid="0023c1a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d06c" officeooo:paragraph-rsid="00259cc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d06c" officeooo:paragraph-rsid="0026dca3" style:font-weight-asian="bold" style:font-weight-complex="bold"/>
    </style:style>
    <style:style style:name="P23" style:family="paragraph" style:parent-style-name="Standard">
      <style:text-properties officeooo:paragraph-rsid="00215e3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2d06c" officeooo:paragraph-rsid="0023c1a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2d06c" officeooo:paragraph-rsid="0026dca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3c1a6" officeooo:paragraph-rsid="0023c1a6" style:font-weight-asian="normal" style:font-weight-complex="normal"/>
    </style:style>
    <style:style style:name="P27" style:family="paragraph" style:parent-style-name="Standard">
      <style:text-properties officeooo:paragraph-rsid="00259cc6"/>
    </style:style>
    <style:style style:name="P28" style:family="paragraph" style:parent-style-name="Standard">
      <style:text-properties officeooo:paragraph-rsid="0026dca3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fo:font-style="italic" officeooo:rsid="0023c1a6" style:font-style-asian="italic" style:font-style-complex="italic"/>
    </style:style>
    <style:style style:name="T13" style:family="text">
      <style:text-properties officeooo:rsid="0022dc54"/>
    </style:style>
    <style:style style:name="T14" style:family="text">
      <style:text-properties officeooo:rsid="0023c1a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c1a6" style:font-style-asian="normal" style:font-style-complex="normal"/>
    </style:style>
    <style:style style:name="T17" style:family="text">
      <style:text-properties fo:font-style="normal" officeooo:rsid="00259cc6" style:font-style-asian="normal" style:font-style-complex="normal"/>
    </style:style>
    <style:style style:name="T18" style:family="text">
      <style:text-properties fo:font-style="normal" officeooo:rsid="002758ee" style:font-style-asian="normal" style:font-style-complex="normal"/>
    </style:style>
    <style:style style:name="T19" style:family="text">
      <style:text-properties officeooo:rsid="00259cc6"/>
    </style:style>
    <style:style style:name="T20" style:family="text">
      <style:text-properties officeooo:rsid="0026dca3"/>
    </style:style>
    <style:style style:name="T21" style:family="text">
      <style:text-properties officeooo:rsid="00284b30"/>
    </style:style>
    <style:style style:name="T22" style:family="text">
      <style:text-properties officeooo:rsid="00287d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18"><text:span text:style-name="T1">2017.06.21 <text:tab/>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and lncRNAs. </text:span></text:p>
      <text:p text:style-name="P3"/>
      <text:p text:style-name="P19">2017.06.21 <text:tab/>PROJECT APPROVED</text:p>
      <text:p text:style-name="P6"/>
      <text:p text:style-name="P3"/>
      <text:p text:style-name="P17">2017.07.25 <text:tab/>PROJECT OUTLINE <text:span text:style-name="T5">Part I</text:span></text:p>
      <text:p text:style-name="P4"/>
      <text:p text:style-name="P9">- Chose databases to work with.</text:p>
      <text:p text:style-name="P7"/>
      <text:p text:style-name="P7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7"/>
      <text:p text:style-name="P8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9"/>
      <text:p text:style-name="P16">2017.06.26 <text:tab/><text:span text:style-name="T1">PROJECT OUTLINE Part II</text:span></text:p>
      <text:p text:style-name="P10"/>
      <text:p text:style-name="P10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10">- construct the motif sequence/logo for known TFs; for example assign TF1 = ATCGGAGTTN</text:p>
      <text:p text:style-name="P10">- LncRNA sequence (you can start with protein coding as well so you have to make it work)</text:p>
      <text:p text:style-name="P10">- protein coding known targets</text:p>
      <text:p text:style-name="P10">- check motif in lncrna sequence (seq. Similarity packages – check!), for each window 1-7,2-8,3-8 etc. and stop when</text:p>
      <text:p text:style-name="P10">- for N you have to check for all combinations</text:p>
      <text:p text:style-name="P10">- Scoring system – if motif <text:span text:style-name="T7">slightly</text:span> differs it will still bind, but less, thus you have to score somehow (CAN BE DONE LATER)</text:p>
      <text:p text:style-name="P10">- <text:span text:style-name="T4">JASPAR database ; use frequency matrix</text:span></text:p>
      <text:p text:style-name="P10"/>
      <text:p text:style-name="P14">PROJECT PLAN:</text:p>
      <text:p text:style-name="P11"><text:span text:style-name="T5">1.</text:span> construct the consensus motif or extract from database</text:p>
      <text:p text:style-name="P11"><text:span text:style-name="T5">2.</text:span> use JASPAR to get the frequency matrix</text:p>
      <text:p text:style-name="P11"><text:span text:style-name="T5">3.</text:span> extract window from lncRNA; 1bp window sliding</text:p>
      <text:p text:style-name="P11">- take X windows </text:p>
      <text:p text:style-name="P11"><text:span text:style-name="T5">4. </text:span>For each window check the preference of the motif </text:p>
      <text:p text:style-name="P11">- ATCG preferencec at bp resolution</text:p>
      <text:p text:style-name="P11"><text:soft-page-break/><text:span text:style-name="T5">5. S</text:span>core single window according to the frequency matrix</text:p>
      <text:p text:style-name="P11">- similarity do it for all the windows from the lncRNA sequence</text:p>
      <text:p text:style-name="P11"><text:span text:style-name="T5">6. C</text:span>ompare the scores between each window</text:p>
      <text:p text:style-name="P11">- find the best match (based on the score)</text:p>
      <text:p text:style-name="P11"><text:span text:style-name="T5">7. </text:span>compare the best matches from each motif or TFs and score for specificity </text:p>
      <text:p text:style-name="P11"><text:span text:style-name="T5">8. </text:span>validate <text:span text:style-name="T5">targets </text:span>with JASPAR database</text:p>
      <text:p text:style-name="P13">9. Later on when you do for all TFs; make a calculation if there is a preference for certain parts of lncRNAs to bind to. </text:p>
      <text:p text:style-name="P11"/>
      <text:p text:style-name="P12">EXTRACTING THE <text:span text:style-name="T5">lnc</text:span>RNA sequence</text:p>
      <text:p text:style-name="P12">- genome <text:span text:style-name="T6">FASTA</text:span> file of organism</text:p>
      <text:p text:style-name="P12">- <text:span text:style-name="T6">GTF</text:span> file of that organism</text:p>
      <text:p text:style-name="P12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2"/>
      <text:p text:style-name="P12"><text:span text:style-name="T6">FREQUENCY </text:span>MATRIX</text:p>
      <text:p text:style-name="P12">- use flat file from JASPAR, <text:span text:style-name="T6">so it can be used with Python</text:span></text:p>
      <text:p text:style-name="P12"/>
      <text:p text:style-name="P12"/>
      <text:p text:style-name="P15">CHALLENGES</text:p>
      <text:p text:style-name="P12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2"/>
      <text:p text:style-name="P11">- <text:span text:style-name="T13">How to deal with different sizes of motifs for different TFs (some have 4bp motifs, other 12bp motifs)??</text:span></text:p>
      <text:p text:style-name="P4"/>
      <text:p text:style-name="P23"><text:span text:style-name="T9">CTCF: </text:span>CCGCGNGGNGGCAG</text:p>
      <text:p text:style-name="P23"/>
      <text:p text:style-name="P20">2017.06.2<text:span text:style-name="T14">7</text:span> <text:tab/><text:span text:style-name="T14">PYTHON MODULES</text:span></text:p>
      <text:p text:style-name="P20"/>
      <text:p text:style-name="P24">- <text:span text:style-name="T12">numpy</text:span><text:span text:style-name="T14"> for specificity calculations of the binding </text:span></text:p>
      <text:p text:style-name="P24">- <text:span text:style-name="T12">re</text:span><text:span text:style-name="T14"> for searching with regular expression. I will search the motif in the lncRNA sequence.</text:span></text:p>
      <text:p text:style-name="P24">- <text:span text:style-name="T12">biopython </text:span><text:span text:style-name="T16">for importing FASTA files and the frequency matrix??</text:span></text:p>
      <text:p text:style-name="P24"><text:span text:style-name="T16"/></text:p>
      <text:p text:style-name="P26"><text:span text:style-name="T15">#Figure out how to properly import the frequency matrix</text:span></text:p>
      <text:p text:style-name="P26"><text:span text:style-name="T15"/></text:p>
      <text:p text:style-name="P27"/>
      <text:p text:style-name="P21">2017.06.2<text:span text:style-name="T19">8</text:span> <text:tab/><text:span text:style-name="T19">CHALLENGES</text:span></text:p>
      <text:p text:style-name="P21"><text:span text:style-name="T15"/></text:p>
      <text:p text:style-name="P26"><text:span text:style-name="T15">- </text:span><text:span text:style-name="T17">How to deal with motifs being of different length??</text:span></text:p>
      <text:p text:style-name="P26"><text:span text:style-name="T15"><text:tab/>- </text:span><text:span text:style-name="T18">How many different lengths are there? CHECK! If it only between 5-15, than it’s not a big <text:tab/>issue.</text:span></text:p>
      <text:p text:style-name="P28"/>
      <text:p text:style-name="P22">2017.06.<text:span text:style-name="T20">31<text:tab/></text:span></text:p>
      <text:p text:style-name="P25"/>
      <text:p text:style-name="P25">- <text:span text:style-name="T21">Import the frequency matrix as a numpy array or with biopython??</text:span></text:p>
      <text:p text:style-name="P25">- <text:span text:style-name="T22">At the end of the header of the fasta seq., add the position of the motif; example 1-10, 2-11 etc. </text:span></text:p>
      <text:p text:style-name="P2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7-31T11:37:07.380490327</dc:date>
    <dc:creator>Sara Wernig Zorc</dc:creator>
    <meta:editing-duration>PT7H6M2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624" meta:character-count="3659" meta:non-whitespace-character-count="3069"/>
  </office:meta>
</office:document-meta>
</file>